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I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Programs </text:p>
      <text:list text:style-name="L1">
        <text:list-item>
          <text:p text:style-name="P2">Do Not Require the ability to program in the language they were written to use</text:p>
        </text:list-item>
        <text:list-item>
          <text:p text:style-name="P2">Can be used by other programs</text:p>
        </text:list-item>
        <text:list-item>
          <text:p text:style-name="P2"><text:s/>Have a high level “help” interface and the code is commented</text:p>
        </text:list-item>
        <text:list-item>
          <text:p text:style-name="P2">If they have external dependencies that are not satisfied, they give an error message with detailed instructions on how to satisfy them.</text:p>
        </text:list-item>
        <text:list-item>
          <text:p text:style-name="P2">Do not crash regularly for routine tasks</text:p>
        </text:list-item>
        <text:list-item>
          <text:p text:style-name="P2"><text:s/>Are easy to install</text:p>
        </text:list-item>
        <text:list-item>
          <text:p text:style-name="P2"><text:s/>If they crash, do so in a non-destructive w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10-05T09:22:42</meta:creation-date>
    <dc:date>2009-10-05T09:38:09</dc:date>
    <meta:editing-cycles>2</meta:editing-cycles>
    <meta:editing-duration>PT15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77" meta:character-count="424"/>
  </office:meta>
</office:document-meta>
</file>